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6-09_08-21-32_000.jpg</text:p>
          </table:table-cell>
          <table:table-cell office:value-type="string">
            <text:p>:m music / 楽譜メモ / kb / 20170609 / k=D t=70 合う音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6-09_08-21-26_000.jpg</text:p>
          </table:table-cell>
          <table:table-cell office:value-type="string">
            <text:p>:m music / 楽譜メモ / kb / 20170609 / k=D t=90 note-seque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6-09_08-21-09_000.jpg</text:p>
          </table:table-cell>
          <table:table-cell office:value-type="string">
            <text:p>:m music / log / kb / 20170609 || crown-prog k=D,E,C k=F code-sequence-memo || 合うnote-sequence ms.1 || piece-gymnopedie || piece-chopin-noc-2 || ２音同時 id=19936 canon-prog prev,mp.2 || 合う音 D-A-C-E || LH-jump ms.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6-09_00-10-40_000.jpg</text:p>
          </table:table-cell>
          <table:table-cell office:value-type="string">
            <text:p>:m :PHOTO 寝た時刻 / 2017021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6-09_00-04-2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6-09_00-04-2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6-09_00-04-2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6-09_00-04-2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6-09_00-04-1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6-08_20-04-21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7-06-08_18-43-44_000.jpg</text:p>
          </table:table-cell>
          <table:table-cell office:value-type="string">
            <text:p>:m music / log / kb / 20170608 || free-rec dom.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6-08_18-08-49_000.jpg</text:p>
          </table:table-cell>
          <table:table-cell office:value-type="string">
            <text:p>:m 3*3 RES / 245 130*2#1 / 『量子力学の考え方』 砂川 / 問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6-08_18-08-14_000.jpg</text:p>
          </table:table-cell>
          <table:table-cell office:value-type="string">
            <text:p>:m 1-2*3 RES / 245 130*2#1 / 『量子力学の考え方』 砂川 / 光電効果　粒子説　E=hv 仕事関数　問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6-08_15-32-59_000.jpg</text:p>
          </table:table-cell>
          <table:table-cell office:value-type="string">
            <text:p>:m 保管場所 / イヤホンパッド　/ 机の引き出し　=&gt;　幅広の引き出し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6-08_10-01-32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6-08_08-19-55_000.jpg</text:p>
          </table:table-cell>
          <table:table-cell office:value-type="string">
            <text:p>:m music / 楽譜メモ / kb / 20170608 / k=D t=60 crown-prog ms.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6-08_08-19-16_000.jpg</text:p>
          </table:table-cell>
          <table:table-cell office:value-type="string">
            <text:p>:m music / log / kb / 20170608 || prev,ms.4 || ２音同時 ms.1 || prev,canon-p id=19936 k=D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7-06-07_23-35-56_000.jpg</text:p>
          </table:table-cell>
          <table:table-cell office:value-type="string">
            <text:p>:m dayplan / 2017_060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6-07_23-09-3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6-07_23-09-2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6-07_23-09-2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6-07_23-09-1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6-07_23-09-1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6-07_21-40-54_000.jpg</text:p>
          </table:table-cell>
          <table:table-cell office:value-type="string">
            <text:p>:m 1-2*2 RES / 245 130*1#1 / 『量子力学の考え方』 砂川 / 空洞放射　プランク　エネルギー量子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6-07_20-01-53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6-07_18-56-04_000.jpg</text:p>
          </table:table-cell>
          <table:table-cell office:value-type="string">
            <text:p>:PHOTO 面白いもの / 状況 / @いなげや　/ 「通行できません」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7-06-07_18-30-00_000.jpg</text:p>
          </table:table-cell>
          <table:table-cell office:value-type="string">
            <text:p>:m music / log / kb / 20170607 || crown-prog k=E id=19954 dom.4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6-07_18-28-55_000.jpg</text:p>
          </table:table-cell>
          <table:table-cell office:value-type="string">
            <text:p>:m music / 楽譜メモ / kb / 20170607 / ms.4 k=E t=60 crown-prog メロディー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6-07_14-46-18_000.jpg</text:p>
          </table:table-cell>
          <table:table-cell office:value-type="string">
            <text:p>:m アファメーション / 量子論 quantum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6-07_14-46-15_000.jpg</text:p>
          </table:table-cell>
          <table:table-cell office:value-type="string">
            <text:p>:m アファメーション / キーボード　曲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6-07_13-47-51_000.jpg</text:p>
          </table:table-cell>
          <table:table-cell office:value-type="string">
            <text:p>:m other / PC画面 / python install pyaudi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2017/06/09</text:date>, <text:time>09:54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9:54:24.02</dc:date>
    <dc:creator>岩淵 謙</dc:creator>
    <meta:generator>OpenOffice/4.1.3$Win32 OpenOffice.org_project/413m1$Build-9783</meta:generator>
    <meta:editing-duration>PT43M41S</meta:editing-duration>
    <meta:editing-cycles>21</meta:editing-cycles>
    <meta:document-statistic meta:table-count="1" meta:cell-count="96" meta:object-count="0"/>
  </office:meta>
</office:document-meta>
</file>